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21cm" fo:text-align="center" style:justify-single-word="false" fo:text-indent="0cm" style:auto-text-indent="false" style:text-autospace="none" style:punctuation-wrap="simple" style:vertical-align="baseline"/>
      <style:text-properties fo:font-size="12pt" fo:language="en" fo:country="GB" fo:font-weight="bold" style:font-size-asian="12pt" style:language-asian="en" style:country-asian="US" style:font-weight-asian="bold" style:font-size-complex="12pt" style:font-weight-complex="bold"/>
    </style:style>
    <style:style style:name="P2" style:family="paragraph" style:parent-style-name="Normal">
      <style:paragraph-properties fo:margin-left="0cm" fo:margin-right="0cm" fo:margin-top="0cm" fo:margin-bottom="0.21cm" fo:text-align="start" style:justify-single-word="false" fo:text-indent="0cm" style:auto-text-indent="false" style:text-autospace="none" style:punctuation-wrap="simple" style:vertical-align="baseline"/>
      <style:text-properties fo:font-size="10pt" fo:language="en" fo:country="GB" style:font-size-asian="10pt" style:language-asian="en" style:country-asian="US" style:font-size-complex="10pt"/>
    </style:style>
    <style:style style:name="P3" style:family="paragraph" style:parent-style-name="Normal">
      <style:paragraph-properties fo:margin-left="0cm" fo:margin-right="0cm" fo:margin-top="0cm" fo:margin-bottom="0.21cm" fo:text-align="center" style:justify-single-word="false" fo:text-indent="0cm" style:auto-text-indent="false" fo:break-before="column" style:text-autospace="none" style:punctuation-wrap="simple" style:vertical-align="baseline"/>
      <style:text-properties fo:font-size="12pt" fo:language="en" fo:country="GB" fo:font-weight="bold" style:font-size-asian="12pt" style:language-asian="en" style:country-asian="US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OLD IS TOM? and other problems</text:p>
      <text:p text:style-name="P2">1) Tom's sister Ann is twice as old as Tom, and his brother Jerry is 4 years older than Ann. <text:s/>The ages of all 3 children add up to 49.<text:line-break/>(a) If Tom is x years old, write expressions for Ann's and Jerry's ages.<text:line-break/>(b) Form an equation in x and solve it. <text:s/>How old is Tom?</text:p>
      <text:p text:style-name="P2">2) Tom's brother Joe is 5 years older than Tom, and his sister Emily is twice as old as Joe. <text:s/>The total of their ages is 43. <text:s/>How old is Tom?</text:p>
      <text:p text:style-name="P2">3) The length of a rectangle is 7cm more than the width. <text:s/>The perimeter is 62cm. <text:s/>If the width is x cm, write down an equation in x and solve it.</text:p>
      <text:p text:style-name="P2">4) A choc-ice costs 8p more than a cone. <text:s/>The cost of 2 cones and 3 choc-ices is £1.44. <text:s/>If a choc-ice costs x pence,<text:line-break/>(a) What is the price of a cone?<text:line-break/>(b) Write down an equation in x and solve it.</text:p>
      <text:p text:style-name="P2">5) Ann drives from Ayton to Beeton, a distance of 415 miles. <text:s/>She travels for x hours on the motorway, averaging 70 mph; the rest of the time, on ordinary roads, she averages 40 mph. <text:s/>The whole journey takes 7 hours.<text:line-break/>(a) How long, in terms of x, does she spend on ordinary roads?<text:line-break/>(b) Form an equation in x and solve it.</text:p>
      <text:p text:style-name="P2">6) Tom's brother Albert is 8 years older than Tom. <text:s/>Their father is 3 times as old as Albert, and 32 years older than Tom. <text:s/>Tom is x years old.<text:line-break/>(a) Write two different expressions for the father's age in terms of x.<text:line-break/>(b) Hence form an equation in x and solve it. <text:s/>How old is Tom?</text:p>
      <text:p text:style-name="P2">7) A cup of coffee costs 12p more than a cup of tea. <text:s/>6 cups of coffee cost ,the same as 8 cups of tea. <text:s/>If a cup of tea costs x pence, form an equation in x and solve it.</text:p>
      <text:p text:style-name="P2">8) A rollerball pen costs 60p more than a biro. <text:s/>2 rollerball pens cost 30p less than 8 Biros. <text:s/>If a biro costs x pence,<text:line-break/>(a) Write down an expression for the cost of 2 rollerball pens.<text:line-break/>(b) Write down an expression for the cost of 8 biros.<text:line-break/>(c) Form an equation in x and solve it to find the cost of a biro.</text:p>
      <text:p text:style-name="P2">9) Tom's sister Anita is 7 years older than Tom. <text:s/>Tom's mother is 3 times as old as Anita, and Tom's father is 5 times as old as Tom. <text:s/>Tom's father is one year older than his mother. <text:s/>How old is Tom?</text:p>
      <text:p text:style-name="P2">10) Jo is twice as old as Tom, and George is 8 years older than Jo. <text:s/>Tom's grandmother is 3 times as old as George and 5 times as old as Jo. <text:s/>How old is Tom?</text:p>
      <text:p text:style-name="P2">11) Tom travels by bus from home to Ayton, which takes 3 hours. <text:s/>He gets a lift home by car, which travels 18 mph faster than the bus, and so he gets home in 1 hours. <text:s/>If the bus travels at x mph, form an equation in x and solve it. <text:s/>How far is it form home to Ayton?</text:p>
      <text:p text:style-name="P2">12) Tom's Aunt Hilda is 3 times as old as Tom, and Uncle Alf is 10 years older than Hilda. <text:s/>Tom's sister Diana is 8 years older than Tom and half Uncle Alf's age. <text:s/>How old is Tom?</text:p>
      <text:p text:style-name="P2">13) At the moment Tom's grandmother is 4 times as old as Tom. <text:s/>In 8 years time she will only be 3 times as old. <text:s/>How old is Tom?</text:p>
      <text:p text:style-name="P3">HOW OLD IS TOM? and other problems</text:p>
      <text:p text:style-name="P2">1) Tom's sister Ann is twice as old as Tom, and his brother Jerry is 4 years older than Ann. <text:s/>The ages of all 3 children add up to 49.<text:line-break/>(a) If Tom is x years old, write expressions for Ann's and Jerry's ages.<text:line-break/>(b) Form an equation in x and solve it. <text:s/>How old is Tom?</text:p>
      <text:p text:style-name="P2">2) Tom's brother Joe is 5 years older than Tom, and his sister Emily is twice as old as Joe. <text:s/>The total of their ages is 43. <text:s/>How old is Tom?</text:p>
      <text:p text:style-name="P2">3) The length of a rectangle is 7cm more than the width. <text:s/>The perimeter is 62cm. <text:s/>If the width is x cm, write down an equation in x and solve it.</text:p>
      <text:p text:style-name="P2">4) A choc-ice costs 8p more than a cone. <text:s/>The cost of 2 cones and 3 choc-ices is £1.44. <text:s/>If a choc-ice costs x pence,<text:line-break/>(a) What is the price of a cone?<text:line-break/>(b) Write down an equation in x and solve it.</text:p>
      <text:p text:style-name="P2">5) Ann drives from Ayton to Beeton, a distance of 415 miles. <text:s/>She travels for x hours on the motorway, averaging 70 mph; the rest of the time, on ordinary roads, she averages 40 mph. <text:s/>The whole journey takes 7 hours.<text:line-break/>(a) How long, in terms of x, does she spend on ordinary roads?<text:line-break/>(b) Form an equation in x and solve it.</text:p>
      <text:p text:style-name="P2">6) Tom's brother Albert is 8 years older than Tom. <text:s/>Their father is 3 times as old as Albert, and 32 years older than Tom. <text:s/>Tom is x years old.<text:line-break/>(a) Write two different expressions for the father's age in terms of x.<text:line-break/>(b) Hence form an equation in x and solve it. <text:s/>How old is Tom?</text:p>
      <text:p text:style-name="P2">7) A cup of coffee costs 12p more than a cup of tea. <text:s/>6 cups of coffee cost ,the same as 8 cups of tea. <text:s/>If a cup of tea costs x pence, form an equation in x and solve it.</text:p>
      <text:p text:style-name="P2">8) A rollerball pen costs 60p more than a biro. <text:s/>2 rollerball pens cost 30p less than 8 Biros. <text:s/>If a biro costs x pence,<text:line-break/>(a) Write down an expression for the cost of 2 rollerball pens.<text:line-break/>(b) Write down an expression for the cost of 8 biros.<text:line-break/>(c) Form an equation in x and solve it to find the cost of a biro.</text:p>
      <text:p text:style-name="P2">9) Tom's sister Anita is 7 years older than Tom. <text:s/>Tom's mother is 3 times as old as Anita, and Tom's father is 5 times as old as Tom. <text:s/>Tom's father is one year older than his mother. <text:s/>How old is Tom?</text:p>
      <text:p text:style-name="P2">10) Jo is twice as old as Tom, and George is 8 years older than Jo. <text:s/>Tom's grandmother is 3 times as old as George and 5 times as old as Jo. <text:s/>How old is Tom?</text:p>
      <text:p text:style-name="P2">11) Tom travels by bus from home to Ayton, which takes 3 hours. <text:s/>He gets a lift home by car, which travels 18 mph faster than the bus, and so he gets home in 1 hours. <text:s/>If the bus travels at x mph, form an equation in x and solve it. <text:s/>How far is it form home to Ayton?</text:p>
      <text:p text:style-name="P2">12) Tom's Aunt Hilda is 3 times as old as Tom, and Uncle Alf is 10 years older than Hilda. <text:s/>Tom's sister Diana is 8 years older than Tom and half Uncle Alf's age. <text:s/>How old is Tom?</text:p>
      <text:p text:style-name="P2">13) At the moment Tom's grandmother is 4 times as old as Tom. <text:s/>In 8 years time she will only be 3 times as old. <text:s/>How old is Tom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imes New Roman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="Times New Roman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Single_20_Indent" style:display-name="Single Indent" style:family="paragraph" style:parent-style-name="Standard">
      <style:paragraph-properties fo:margin="100%" fo:margin-left="0.737cm" fo:margin-right="0cm" fo:text-indent="-0.737cm" style:auto-text-indent="false">
        <style:tab-stops/>
      </style:paragraph-properties>
      <style:text-properties fo:font-size="11pt"/>
    </style:style>
    <style:style style:name="Double_20_Indent" style:display-name="Double Indent" style:family="paragraph" style:parent-style-name="Standard">
      <style:paragraph-properties fo:margin="100%" fo:margin-left="1.274cm" fo:margin-right="0cm" fo:text-indent="-1.274cm" style:auto-text-indent="false">
        <style:tab-stops>
          <style:tab-stop style:position="-0.536cm"/>
        </style:tab-stops>
      </style:paragraph-properties>
      <style:text-properties style:text-position="0% 100%" fo:font-size="11pt"/>
    </style:style>
    <style:style style:name="Normal" style:family="paragraph" style:parent-style-name="Standard">
      <style:paragraph-properties fo:margin="100%" fo:margin-left="0cm" fo:margin-right="0cm" fo:text-align="start" style:justify-single-word="false" fo:text-indent="0cm" style:auto-text-indent="false" style:text-autospace="none" style:punctuation-wrap="simple" style:vertical-align="baseline"/>
      <style:text-properties fo:font-size="10pt" fo:language="en" fo:country="GB" style:font-size-asian="10pt" style:language-asian="en" style:country-asian="US" style:font-size-complex="10pt"/>
    </style:style>
    <style:style style:name="Default_20_Paragraph_20_Font" style:display-name="Default Paragraph Font" style:family="text" style:parent-style-name="Normal">
      <style:text-properties fo:font-size="12pt" fo:language="en" fo:country="GB" style:font-size-asian="12pt" style:language-asian="zxx" style:country-asian="none" style:font-size-complex="12pt"/>
    </style:style>
    <style:style style:name="Normal" style:family="text">
      <style:text-properties fo:font-size="10pt" fo:language="en" fo:country="GB" style:font-size-asian="10pt" style:language-asian="en" style:country-asian="US" style:font-size-complex="10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.762cm" fo:margin-bottom="1cm" fo:margin-left="1cm" fo:margin-right="1cm" fo:background-color="transparent" style:writing-mode="lr-tb" style:footnote-max-height="0cm">
        <style:background-image/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ndy Lewis</meta:initial-creator>
    <meta:creation-date>2003-09-15T12:31:27</meta:creation-date>
    <dc:creator>Andy Lewis</dc:creator>
    <dc:date>2014-01-28T11:46:06</dc:date>
    <dc:language>en-GB</dc:language>
    <meta:editing-cycles>2</meta:editing-cycles>
    <meta:editing-duration>PT5M2S</meta:editing-duration>
    <meta:document-statistic meta:table-count="0" meta:image-count="0" meta:object-count="0" meta:page-count="1" meta:paragraph-count="28" meta:word-count="1196" meta:character-count="5566" meta:non-whitespace-character-count="4340"/>
    <meta:user-defined meta:name="Info 1"/>
    <meta:user-defined meta:name="Info 2"/>
    <meta:user-defined meta:name="Info 3"/>
    <meta:user-defined meta:name="Info 4"/>
    <meta:template xlink:type="simple" xlink:actuate="onRequest" xlink:title="A5Pair" xlink:href="../../../../../../../../../../../C:/ASLOpenOffice/user/template/A5Pair.stw" meta:date="2003-09-15T12:31:27"/>
  </office:meta>
</office:document-meta>
</file>